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02d131" officeooo:paragraph-rsid="0002d131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02d131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039b24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0e042d" officeooo:paragraph-rsid="000e042d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74cm" fo:border-left="none" fo:border-right="none" fo:border-top="none" fo:border-bottom="0.06pt solid #000000" style:join-border="false"/>
      <style:text-properties officeooo:paragraph-rsid="00039b24"/>
    </style:style>
    <style:style style:name="T1" style:family="text">
      <style:text-properties officeooo:rsid="0002d131"/>
    </style:style>
    <style:style style:name="T2" style:family="text">
      <style:text-properties officeooo:rsid="000756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La TEI pour les corpus langagières: un standard qui se renouvelle</text:span></text:p>
      <text:p text:style-name="P1"/>
      <text:p text:style-name="P1">Lou Burnard Consulting</text:p>
      <text:p text:style-name="P2"/>
      <text:p text:style-name="P3"><text:span text:style-name="T1">Dès sa conception initiale il y a 3 décennies, la TEI a été proposée comme outil pour la construction, la déscription, la structuration, et l'annotation des corpus langagières. Elle prétend fournir une réponse pratique à l'opposition entre les besoins des débutants, qui <text:s/>souhaient des solutions simples, et ceux des personnes souhaitant pousser au délà des frontières établies. <text:s/>Dans cet intervention je propose de sommariser ces propositions <text:s/>en mettant l'accent sur leur adaptabilité et sur leur extensibilité. <text:s/>Car, en dépit du nom, la TEI ne s'adresse pas uniquement au texte proprement dit. <text:s/>Dans sa version initiale on trouve déjà des propositions assez complètes pour les metadonnées bibliographiques; pour l'encodage des transcriptions orales; et pour les analyses linguistiques abstraites en terme de structures des traits. <text:s/>La TEI peut <text:s/>ainsi <text:s/>être <text:s/>considérée comme un des plus grands efforts d'interdisciplinarité de son époque: d'où deux principes de son architecture – l'application du rasoir d'Occam d'abord; et les méchanismes de personnalisation ensuite. </text:span></text:p>
      <text:p text:style-name="P3"/>
      <text:p text:style-name="P5"><text:span text:style-name="T2">En effet, le système TEI fournit un gabarit ou un kit lego pour la construction d'un système bien adapté aux besoins de l'utilisateur, mais qui reste en même temps <text:s/>compréhensible par d'autres personnes ou systèmes. <text:s/>Je propose que le secret de sa réussite et de son longévité se trouve dans ses capacités d'évolution. </text:span></text:p>
      <text:p text:style-name="P4"/>
      <text:p text:style-name="P1">Pour la date: le 7 juin au matin me convient tres bien. J'arrive le samedi 4 au soir , (j'envisage un peu de tourisme, car j'ai honte de dire que je n'ai jamais visite Poitiers jusqu'a present) donc le 6 est egalement possible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09:51:46.913851297</meta:creation-date>
    <meta:editing-duration>PT47M17S</meta:editing-duration>
    <meta:editing-cycles>9</meta:editing-cycles>
    <meta:generator>LibreOffice/4.4.6.3$Linux_X86_64 LibreOffice_project/40m0$Build-3</meta:generator>
    <dc:date>2016-03-30T12:59:18.944014420</dc:date>
    <meta:document-statistic meta:table-count="0" meta:image-count="0" meta:object-count="0" meta:page-count="1" meta:paragraph-count="5" meta:word-count="266" meta:character-count="1706" meta:non-whitespace-character-count="1431"/>
  </office:meta>
</office:document-meta>
</file>